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555in"/>
    </style:style>
    <style:style style:name="co3" style:family="table-column">
      <style:table-column-properties fo:break-before="auto" style:column-width="2.5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6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HARC</text:p>
          </table:table-cell>
          <table:table-cell table:style-name="ce2" office:value-type="string" calcext:value-type="string">
            <text:p>VARÁZ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KERET</text:p>
          </table:table-cell>
          <table:table-cell table:style-name="ce4" office:value-type="string" calcext:value-type="string">
            <text:p>Harcmodor szint +</text:p>
            <text:p>Gyorsaság tulajdonság </text:p>
          </table:table-cell>
          <table:table-cell table:style-name="ce4" office:value-type="string" calcext:value-type="string">
            <text:p>Mágia Tradíció szint +</text:p>
            <text:p>Összpontosítás szint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SEBESSÉG</text:p>
          </table:table-cell>
          <table:table-cell table:style-name="ce4" office:value-type="string" calcext:value-type="string">
            <text:p>Fegyver Sebessége</text:p>
            <text:p>(Tőr: 5)</text:p>
          </table:table-cell>
          <table:table-cell table:style-name="ce4" office:value-type="string" calcext:value-type="string">
            <text:p>Legmagasabb Komplexitás +</text:p>
            <text:p> Legmagasabb Erősség 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AKCIÓ</text:p>
          </table:table-cell>
          <table:table-cell table:style-name="ce5" office:value-type="string" calcext:value-type="string">
            <text:p>TÁM / KÖR:</text:p>
            <text:p>1 + (KERET /SEBESSÉG)</text:p>
          </table:table-cell>
          <table:table-cell table:style-name="ce5" office:value-type="string" calcext:value-type="string">
            <text:p>Varázsláskor levonás:</text:p>
            <text:p>KERET – SEBESSÉG</text:p>
            <text:p>(maradék felhasználható)</text:p>
          </table:table-cell>
          <table:table-cell table:number-columns-repeated="1638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venir" svg:font-family="Aveni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7:19:39.733000000</meta:creation-date>
    <dc:date>2024-04-19T17:32:23.904000000</dc:date>
    <meta:editing-duration>PT2M29S</meta:editing-duration>
    <meta:editing-cycles>1</meta:editing-cycles>
    <meta:document-statistic meta:table-count="1" meta:cell-count="11" meta:object-count="0"/>
    <meta:generator>LibreOffice/24.2.1.2$Windows_X86_64 LibreOffice_project/db4def46b0453cc22e2d0305797cf981b68ef5ac</meta:generator>
  </office:meta>
</office:document-meta>
</file>